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310000006C5D84F6C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Standard">
      <style:text-properties style:font-name="TimesNewRomanPSMT" fo:font-size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5553121966720" text:id="ct105553121966720">
          <text:deletion>
            <office:change-info>
              <dc:creator>D.E. Goodman-Wilson</dc:creator>
              <dc:date>2014-09-19T10:39:00</dc:date>
            </office:change-info>
            <text:p text:style-name="Standard">Minimal introductory material, only the stuff that's absolutely needed to understand the Standard</text:p>
          </text:deletion>
        </text:changed-region>
        <text:changed-region xml:id="ct105553121966144" text:id="ct105553121966144">
          <text:insertion>
            <office:change-info>
              <dc:creator>D.E. Goodman-Wilson</dc:creator>
              <dc:date>2014-09-19T10:39:00</dc:date>
            </office:change-info>
          </text:insertion>
        </text:changed-region>
        <text:changed-region xml:id="ct106652631444736" text:id="ct106652631444736">
          <text:insertion>
            <office:change-info>
              <dc:creator>D.E. Goodman-Wilson</dc:creator>
              <dc:date>2014-09-19T10:40:00</dc:date>
            </office:change-info>
          </text:insertion>
        </text:changed-region>
        <text:changed-region xml:id="ct107202385187968" text:id="ct107202385187968">
          <text:deletion>
            <office:change-info>
              <dc:creator>D.E. Goodman-Wilson</dc:creator>
              <dc:date>2014-09-19T10:40:00</dc:date>
            </office:change-info>
            <text:p text:style-name="Standard">.</text:p>
          </text:deletion>
        </text:changed-region>
        <text:changed-region xml:id="ct105553121974592" text:id="ct105553121974592">
          <text:deletion>
            <office:change-info>
              <dc:creator>D.E. Goodman-Wilson</dc:creator>
              <dc:date>2014-09-19T10:41:00</dc:date>
            </office:change-info>
            <text:p text:style-name="Standard">Any limitations to the area of use of the Standard</text:p>
          </text:deletion>
        </text:changed-region>
        <text:changed-region xml:id="ct105553119911040" text:id="ct105553119911040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06102875653888" text:id="ct106102875653888">
          <text:deletion>
            <office:change-info>
              <dc:creator>D.E. Goodman-Wilson</dc:creator>
              <dc:date>2014-09-19T10:41:00</dc:date>
            </office:change-info>
            <text:p text:style-name="Standard">.</text:p>
          </text:deletion>
        </text:changed-region>
        <text:changed-region xml:id="ct105553122003584" text:id="ct105553122003584">
          <text:insertion>
            <office:change-info>
              <dc:creator>D.E. Goodman-Wilson</dc:creator>
              <dc:date>2014-09-19T10:41:00</dc:date>
            </office:change-info>
          </text:insertion>
        </text:changed-region>
        <text:changed-region xml:id="ct107202387355008" text:id="ct107202387355008">
          <text:deletion>
            <office:change-info>
              <dc:creator>D.E. Goodman-Wilson</dc:creator>
              <dc:date>2014-09-19T10:46:00</dc:date>
            </office:change-info>
            <text:h text:style-name="Heading_20_1" text:outline-level="1"/>
            <text:p text:style-name="Standard"/>
          </text:deletion>
        </text:changed-region>
        <text:changed-region xml:id="ct106102875656192" text:id="ct106102875656192">
          <text:deletion>
            <office:change-info>
              <dc:creator>D.E. Goodman-Wilson</dc:creator>
              <dc:date>2014-09-19T10:42:00</dc:date>
            </office:change-info>
            <text:p text:style-name="Standard">Citations to other docs, as needed.</text:p>
          </text:deletion>
        </text:changed-region>
        <text:changed-region xml:id="ct106102875665600" text:id="ct106102875665600">
          <text:deletion>
            <office:change-info>
              <dc:creator>D.E. Goodman-Wilson</dc:creator>
              <dc:date>2014-09-19T10:42:00</dc:date>
            </office:change-info>
            <text:list xml:id="list6415813299173229629" text:style-name="L1">
              <text:list-item>
                <text:p text:style-name="P1"/>
              </text:list-item>
              <text:list-item>
                <text:p text:style-name="P1"/>
              </text:list-item>
            </text:list>
          </text:deletion>
        </text:changed-region>
        <text:changed-region xml:id="ct106652631507328" text:id="ct106652631507328">
          <text:insertion>
            <office:change-info>
              <dc:creator>D.E. Goodman-Wilson</dc:creator>
              <dc:date>2014-09-19T10:43:00</dc:date>
            </office:change-info>
          </text:insertion>
        </text:changed-region>
        <text:changed-region xml:id="ct107202385201408" text:id="ct107202385201408">
          <text:insertion>
            <office:change-info>
              <dc:creator>Bob Jacobsen</dc:creator>
              <dc:date>2013-05-04T17:30:00</dc:date>
            </office:change-info>
          </text:insertion>
        </text:changed-region>
        <text:changed-region xml:id="ct107202385201984" text:id="ct107202385201984">
          <text:insertion>
            <office:change-info>
              <dc:creator>Bob Jacobsen</dc:creator>
              <dc:date>2013-05-04T17:31:00</dc:date>
            </office:change-info>
          </text:insertion>
        </text:changed-region>
        <text:changed-region xml:id="ct107202385226368" text:id="ct107202385226368">
          <text:insertion>
            <office:change-info>
              <dc:creator>Bob Jacobsen</dc:creator>
              <dc:date>2013-05-04T17:32:00</dc:date>
            </office:change-info>
          </text:insertion>
        </text:changed-region>
        <text:changed-region xml:id="ct106652629452416" text:id="ct106652629452416">
          <text:insertion>
            <office:change-info>
              <dc:creator>Bob Jacobsen</dc:creator>
              <dc:date>2013-03-02T22:02:00</dc:date>
            </office:change-info>
          </text:insertion>
        </text:changed-region>
        <text:changed-region xml:id="ct106652629452800" text:id="ct106652629452800">
          <text:insertion>
            <office:change-info>
              <dc:creator>Bob Jacobsen</dc:creator>
              <dc:date>2013-03-02T22:03:00</dc:date>
            </office:change-info>
          </text:insertion>
        </text:changed-region>
        <text:changed-region xml:id="ct106652629452608" text:id="ct106652629452608">
          <text:insertion>
            <office:change-info>
              <dc:creator>Bob Jacobsen</dc:creator>
              <dc:date>2013-03-02T22:04:00</dc:date>
            </office:change-info>
          </text:insertion>
        </text:changed-region>
        <text:changed-region xml:id="ct106652629431872" text:id="ct106652629431872">
          <text:insertion>
            <office:change-info>
              <dc:creator>Bob Jacobsen</dc:creator>
              <dc:date>2013-03-02T22:05:00</dc:date>
            </office:change-info>
          </text:insertion>
        </text:changed-region>
        <text:changed-region xml:id="ct106652629402112" text:id="ct106652629402112">
          <text:insertion>
            <office:change-info>
              <dc:creator>Bob Jacobsen</dc:creator>
              <dc:date>2013-03-02T22:06:00</dc:date>
            </office:change-info>
          </text:insertion>
        </text:changed-region>
        <text:changed-region xml:id="ct106652629414208" text:id="ct106652629414208">
          <text:insertion>
            <office:change-info>
              <dc:creator>Bob Jacobsen</dc:creator>
              <dc:date>2013-03-02T22:07:00</dc:date>
            </office:change-info>
          </text:insertion>
        </text:changed-region>
        <text:changed-region xml:id="ct106652629452224" text:id="ct106652629452224">
          <text:insertion>
            <office:change-info>
              <dc:creator>Bob Jacobsen</dc:creator>
              <dc:date>2013-10-19T16:06:00</dc:date>
            </office:change-info>
          </text:insertion>
        </text:changed-region>
        <text:changed-region xml:id="ct106652629453376" text:id="ct106652629453376">
          <text:insertion>
            <office:change-info>
              <dc:creator>Bob Jacobsen</dc:creator>
              <dc:date>2013-10-19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troduction (Informative)</text:h>
      <text:p text:style-name="Standard"><text:change text:change-id="ct105553121966720"/><text:change-start text:change-id="ct105553121966144"/>This document defines a standard for the storage of static <text:change-end text:change-id="ct105553121966144"/><text:change-start text:change-id="ct106652631444736"/>information that described the configuration options available on an OpenLCB node, called “Configuration Description Information (CDI)”.<text:change-end text:change-id="ct106652631444736"/><text:change text:change-id="ct107202385187968"/></text:p>
      <text:h text:style-name="Heading_20_1" text:outline-level="1">Intended Use (Informative)</text:h>
      <text:p text:style-name="Standard"><text:change text:change-id="ct105553121974592"/><text:change-start text:change-id="ct105553119911040"/>Intended to be used to by configurable, self-contained OpenLCB <text:s/>nodes<text:change-end text:change-id="ct105553119911040"/><text:change text:change-id="ct106102875653888"/><text:change-start text:change-id="ct105553122003584"/>.<text:change-end text:change-id="ct105553122003584"/></text:p>
      <text:h text:style-name="Heading_20_1" text:outline-level="1">References and Context (Normative)<text:change text:change-id="ct107202387355008"/><text:change text:change-id="ct106102875656192"/></text:h>
      <text:p text:style-name="Standard">For more information on format and presentation, see: </text:p>
      <text:list xml:id="list848942580" text:continue-numbering="true" text:style-name="L1">
        <text:list-item>
          <text:p text:style-name="P1">OpenLCB Common Information Technical Note<text:change text:change-id="ct106102875665600"/></text:p>
        </text:list-item>
      </text:list>
      <text:h text:style-name="Heading_20_1" text:outline-level="1"><text:change-start text:change-id="ct106652631507328"/>Format (normative)</text:h>
      <text:h text:style-name="Heading_20_2" text:outline-level="2">Use of XML</text:h>
      <text:h text:style-name="Heading_20_2" text:outline-level="2">CDI is constant</text:h>
      <text:h text:style-name="Heading_20_2" text:outline-level="2">Other stuff</text:h>
      <text:p text:style-name="Standard"><text:change-end text:change-id="ct106652631507328"/><text:change-start text:change-id="ct107202385201408"/>The CDI information <text:change-end text:change-id="ct107202385201408"/><text:change-start text:change-id="ct107202385201984"/>shall be constant. <text:s/>A node may not change it after any part of it has been retrieved and before the next transition of the node away from the Initialized state. <text:s/>(The transition back to Initialized stte tells other nodes to flu<text:change-end text:change-id="ct107202385201984"/><text:change-start text:change-id="ct107202385226368"/>sh their caches and pick up any changed content)<text:change-end text:change-id="ct107202385226368"/></text:p>
      <text:h text:style-name="Heading_20_1" text:outline-level="1">Stuff to be merged into the above (or the TN)</text:h>
      <text:p text:style-name="Standard"/>
      <text:p text:style-name="Standard">The first byte is used to distinguish the coding.</text:p>
      <text:p text:style-name="Standard">“&lt;” (which is part of the XML “&lt;?xml version='1.0'?&gt;” definition): Uncoded characters</text:p>
      <text:p text:style-name="P10">UTF BOM: Various UniCode forms</text:p>
      <text:p text:style-name="P10">0x01 – tag for compressed. <text:s/>One format defined for total start string of 0x0101. (If you want to use another format, decompress on board)</text:p>
      <text:p text:style-name="P10"><text:soft-page-break/>(can't use 0x00 as lead, since that's the end-of-string indication)</text:p>
      <text:p text:style-name="P10"/>
      <text:p text:style-name="P10">The schema at prototypes/xml/schema (better location?) is really the normative thing, because that's what we check.</text:p>
      <text:p text:style-name="P10">But we add the &lt;acdi&gt; element to it, so the document isn't really complete; “Other protocols may add, but not remove, elements and attributes”? <text:s/>Remove constraints? How does extensibility work here?<text:change-start text:change-id="ct106652629452416"/></text:p>
      <text:p text:style-name="P10"/>
      <text:p text:style-name="P10"><text:change-end text:change-id="ct106652629452416"/><text:change-start text:change-id="ct106652629452800"/>Numbers for segments, offsets, etc must be specified as decimal numbers. <text:s/>Hexadecimal notation (0x1234) is not permitted<text:change-end text:change-id="ct106652629452800"/><text:change-start text:change-id="ct106652629452608"/>. Although it may have made the CDI easier for people to read, the XML is primarily intended for consumption by <text:change-end text:change-id="ct106652629452608"/><text:change-start text:change-id="ct106652629431872"/>OpenLCB nodes. <text:s/>Providing optional coding, such as hexadecimal numbers, makes those nodes more complex.</text:p>
      <text:p text:style-name="P10"/>
      <text:p text:style-name="P10">The 'mask' attribute is for use <text:change-end text:change-id="ct106652629431872"/><text:change-start text:change-id="ct106652629402112"/>with legacy equipment only. <text:s/>New OpenLCB implementations should not use it. <text:s/>Instead, they should lay out their configuration variables are processed as if they each had their own addressable location. <text:s/>(How they are actually stored in memory is not specified.)</text:p>
      <text:p text:style-name="P10"/>
      <text:p text:style-name="P10"><text:change-end text:change-id="ct106652629402112"/><text:change-start text:change-id="ct106652629414208"/>Nodes that use the 'mask' attribute in their CDI must properly implement the write-under-mask operation in their memory configuration protocol support.<text:change-end text:change-id="ct106652629414208"/></text:p>
      <text:p text:style-name="P10"><text:change-start text:change-id="ct106652629452224"/></text:p>
      <text:p text:style-name="P10">Because the using node may not have external connections, XML features requiring those<text:change-end text:change-id="ct106652629452224"/><text:change-start text:change-id="ct106652629453376"/> (Xinclude, schema default values, <text:span text:style-name="T4">…</text:span>) shall not be assumed to be present.<text:change-end text:change-id="ct106652629453376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Introduction (Informative)<text:tab/>1</text:p>
          <text:p text:style-name="P11"><text:s/>2 Intended Use (Informative)<text:tab/>1</text:p>
          <text:p text:style-name="P11"><text:s/>3 References and Context (Normative)<text:tab/>1</text:p>
          <text:p text:style-name="P11"><text:s/>4 Stuff to be merged into the above (or the TN)<text:tab/>1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Configuration Desciption Information Standard</text:p>
      </style:header>
      <style:footer>
        <text:p text:style-name="MP4"><text:span text:style-name="Page_20_Number"><text:span text:style-name="MT2">Copyright 2012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4-09-19T10:46:58.99">Sep 19, 2014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4-09-19T10:46:58.99">Sep 19, 2014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2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4-09-19T10:46:58.99">Sep 19, 2014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penLCB (title) Standard</dc:title>
    <meta:initial-creator>Alex Shepherd</meta:initial-creator>
    <meta:creation-date>2009-01-22T07:11:27</meta:creation-date>
    <meta:editing-cycles>83</meta:editing-cycles>
    <meta:editing-duration>PT12H36M</meta:editing-duration>
    <meta:generator>OpenOffice/4.1.1$Unix OpenOffice.org_project/411m6$Build-9775</meta:generator>
    <dc:date>2014-09-19T10:46:59</dc:date>
    <dc:creator>D.E. Goodman-Wilson</dc:creator>
    <meta:document-statistic meta:table-count="1" meta:image-count="1" meta:object-count="0" meta:page-count="2" meta:paragraph-count="41" meta:word-count="501" meta:character-count="3215"/>
    <meta:user-defined meta:name="Info 1"/>
    <meta:user-defined meta:name="Info 2"/>
    <meta:user-defined meta:name="Info 3"/>
    <meta:user-defined meta:name="Info 4"/>
  </office:meta>
</office:document-meta>
</file>